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70000002F04D9A6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253cm" fo:min-width="10.921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1.968cm" svg:height="1.235cm" svg:x="-0.068cm" svg:y="-0.069cm">
            <draw:image xlink:href="Pictures/10000001000001C70000002F04D9A6E9.png" xlink:type="simple" xlink:show="embed" xlink:actuate="onLoad" draw:mime-type="image/png">
              <text:p/>
            </draw:image>
          </draw:frame>
          <draw:custom-shape draw:style-name="gr3" draw:text-style-name="P2" draw:layer="layout" svg:width="11.501cm" svg:height="0.583cm" svg:x="0.166cm" svg:y="0.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8cm" fo:page-height="1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4:44:42.819593118</dc:date>
    <meta:editing-duration>PT9M39S</meta:editing-duration>
    <meta:editing-cycles>4</meta:editing-cycles>
    <meta:generator>LibreOffice/24.2.7.2$Linux_X86_64 LibreOffice_project/420$Build-2</meta:generator>
    <meta:document-statistic meta:object-count="3"/>
  </office:meta>
</office:document-meta>
</file>